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9.12mm"/>
    </style:style>
    <style:style style:name="co2" style:family="table-column">
      <style:table-column-properties fo:break-before="auto" style:column-width="39.58mm"/>
    </style:style>
    <style:style style:name="co3" style:family="table-column">
      <style:table-column-properties fo:break-before="auto" style:column-width="96.54mm"/>
    </style:style>
    <style:style style:name="co4" style:family="table-column">
      <style:table-column-properties fo:break-before="auto" style:column-width="20.51mm"/>
    </style:style>
    <style:style style:name="co5" style:family="table-column">
      <style:table-column-properties fo:break-before="auto" style:column-width="14.43mm"/>
    </style:style>
    <style:style style:name="co6" style:family="table-column">
      <style:table-column-properties fo:break-before="auto" style:column-width="10mm"/>
    </style:style>
    <style:style style:name="co7" style:family="table-column">
      <style:table-column-properties fo:break-before="auto" style:column-width="173.1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style:font-name="Liberation Sans" style:font-name-asian="TakaoPGothic" style:font-name-complex="TakaoPGothic"/>
    </style:style>
    <style:style style:name="ce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17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-asian="TakaoPGothic" style:font-name-complex="TakaoPGothic"/>
    </style:style>
  </office:automatic-styles>
  <office:body>
    <office:spreadsheet>
      <table:calculation-settings table:automatic-find-labels="false"/>
      <table:table table:name="wr2mu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@pri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ur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<text:a xlink:href="https://world.taobao.com/item/521092353330.htm?spm=a312a.7700714.0.0.8VlOll" xlink:type="simple">https://world.taobao.com/item/521092353330.htm?spm=a312a.7700714.0.0.8VlOll</text:a>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pacitors_SMD:C_0603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80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<text:a xlink:href="https://world.taobao.com/item/13715009389.htm?fromSite=main&amp;spm=a21m2.1.0.0" xlink:type="simple">https://world.taobao.com/item/13715009389.htm?fromSite=main&amp;spm=a21m2.1.0.0</text:a>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4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apacitors_Tantalum_SMD:TantalC_SizeS_EIA-3216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C5</text:p>
          </table:table-cell>
          <table:table-cell office:value-type="string" calcext:value-type="string">
            <text:p>0.47u</text:p>
          </table:table-cell>
          <table:table-cell office:value-type="string" calcext:value-type="string">
            <text:p>Capacitors_SMD:C_0805</text:p>
          </table:table-cell>
          <table:table-cell/>
          <table:table-cell office:value-type="string" calcext:value-type="string">
            <text:p>stocked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805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C7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s_Tantalum_SMD:TantalC_SizeS_EIA-3216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world.taobao.com/item/528232271385.htm?spm=a312a.7700714.0.0.ZwhwTv" xlink:type="simple">https://world.taobao.com/item/528232271385.htm?spm=a312a.7700714.0.0.ZwhwTv</text:a>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8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apacitors_Tantalum_SMD:TantalC_SizeS_EIA-3216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s://world.taobao.com/item/523335121470.htm?spm=a312a.7700714.0.0.8hutvW" xlink:type="simple">https://world.taobao.com/item/523335121470.htm?spm=a312a.7700714.0.0.8hutvW</text:a>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N1</text:p>
          </table:table-cell>
          <table:table-cell office:value-type="string" calcext:value-type="string">
            <text:p>Micro_SD_Card</text:p>
          </table:table-cell>
          <table:table-cell office:value-type="string" calcext:value-type="string">
            <text:p>library:MICROSD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orld.taobao.com/item/12831470838.htm?spm=a312a.7700714.0.0.GEOL5A" xlink:type="simple">https://world.taobao.com/item/12831470838.htm?spm=a312a.7700714.0.0.GEOL5A</text:a>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D1</text:p>
          </table:table-cell>
          <table:table-cell office:value-type="string" calcext:value-type="string">
            <text:p>IN4007/M7(DO-214AC)</text:p>
          </table:table-cell>
          <table:table-cell office:value-type="string" calcext:value-type="string">
            <text:p>Diodes_SMD:DO-214BA</text:p>
          </table:table-cell>
          <table:table-cell/>
          <table:table-cell office:value-type="string" calcext:value-type="string">
            <text:p>stocked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D2</text:p>
          </table:table-cell>
          <table:table-cell office:value-type="string" calcext:value-type="string">
            <text:p>IN4007/M7(DO-214AC)</text:p>
          </table:table-cell>
          <table:table-cell office:value-type="string" calcext:value-type="string">
            <text:p>Diodes_SMD:DO-214BA</text:p>
          </table:table-cell>
          <table:table-cell/>
          <table:table-cell office:value-type="string" calcext:value-type="string">
            <text:p>stocked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D3</text:p>
          </table:table-cell>
          <table:table-cell office:value-type="string" calcext:value-type="string">
            <text:p>IN4007/M7(DO-214AC)</text:p>
          </table:table-cell>
          <table:table-cell office:value-type="string" calcext:value-type="string">
            <text:p>Diodes_SMD:DO-214BA</text:p>
          </table:table-cell>
          <table:table-cell/>
          <table:table-cell office:value-type="string" calcext:value-type="string">
            <text:p>stocked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1</text:p>
          </table:table-cell>
          <table:table-cell office:value-type="string" calcext:value-type="string">
            <text:p>THT_Male_P_1x15</text:p>
          </table:table-cell>
          <table:table-cell office:value-type="string" calcext:value-type="string">
            <text:p>Pin_Headers:Pin_Header_Straight_1x1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orld.taobao.com/item/542266896165.htm?spm=a312a.7700714.0.0.6WgcXK" xlink:type="simple">https://world.taobao.com/item/542266896165.htm?spm=a312a.7700714.0.0.6WgcXK</text:a>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P2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library:uUSB_B_Receptacle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s://world.taobao.com/item/37331076071.htm?spm=a312a.7700714.0.0.CUbApI" xlink:type="simple">https://world.taobao.com/item/37331076071.htm?spm=a312a.7700714.0.0.CUbApI</text:a>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P3</text:p>
          </table:table-cell>
          <table:table-cell office:value-type="string" calcext:value-type="string">
            <text:p>THT_Male_P_1x15</text:p>
          </table:table-cell>
          <table:table-cell office:value-type="string" calcext:value-type="string">
            <text:p>Pin_Headers:Pin_Header_Straight_1x15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P4</text:p>
          </table:table-cell>
          <table:table-cell office:value-type="string" calcext:value-type="string">
            <text:p>POWER_5V</text:p>
          </table:table-cell>
          <table:table-cell office:value-type="string" calcext:value-type="string">
            <text:p>Connectors_JST:JST_PH_B2B-PH-K_02x2.00mm_Straigh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20K(1%)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stock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0K(1%)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stock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<text:a xlink:href="https://world.taobao.com/item/536662803952.htm?spm=a312a.7700714.0.0.BXte6M" xlink:type="simple">https://world.taobao.com/item/536662803952.htm?spm=a312a.7700714.0.0.BXte6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SW1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Buttons_Switches_SMD:SW_SPST_REED_CT05-XXXX-G1</text:p>
          </table:table-cell>
          <table:table-cell/>
          <table:table-cell office:value-type="float" office:value="35.73" calcext:value-type="float">
            <text:p>35.7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orld.taobao.com/item/538876471752.htm?spm=a312a.7700714.0.0.kRoexx" xlink:type="simple">https://world.taobao.com/item/538876471752.htm?spm=a312a.7700714.0.0.kRoexx</text:a>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W2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Buttons_Switches_SMD:SW_SPST_REED_CT05-XXXX-G1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U1</text:p>
          </table:table-cell>
          <table:table-cell office:value-type="string" calcext:value-type="string">
            <text:p>CH340G</text:p>
          </table:table-cell>
          <table:table-cell office:value-type="string" calcext:value-type="string">
            <text:p>Housings_SOIC:SOIC-16_3.9x9.9mm_Pitch1.27mm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world.taobao.com/item/42760519444.htm?fromSite=main&amp;ali_refid=a3_430620_1006:1109295113:N:ch340g:d3e637672436cb83c1524bb401289be4&amp;ali_trackid=1_d3e637672436cb83c1524bb401289be4&amp;spm=a312a.7700714.0.0.MNYOwc" xlink:type="simple">https://world.taobao.com/item/42760519444.htm?fromSite=main&amp;ali_refid=a3_430620_1006:1109295113:N:ch340g:d3e637672436cb83c1524bb401289be4&amp;ali_trackid=1_d3e637672436cb83c1524bb401289be4&amp;spm=a312a.7700714.0.0.MNYOwc</text:a>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U2</text:p>
          </table:table-cell>
          <table:table-cell office:value-type="string" calcext:value-type="string">
            <text:p>LM3940IMP-3.3</text:p>
          </table:table-cell>
          <table:table-cell office:value-type="string" calcext:value-type="string">
            <text:p>TO_SOT_Packages_SMD:SOT-223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world.taobao.com/item/525590652210.htm?spm=a312a.7700714.0.0.lZqxV0" xlink:type="simple">https://world.taobao.com/item/525590652210.htm?spm=a312a.7700714.0.0.lZqxV0</text:a>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U3</text:p>
          </table:table-cell>
          <table:table-cell office:value-type="string" calcext:value-type="string">
            <text:p>ESP-13-WROOM-02</text:p>
          </table:table-cell>
          <table:table-cell office:value-type="string" calcext:value-type="string">
            <text:p>library:ESP-13-WROOM-02</text:p>
          </table:table-cell>
          <table:table-cell/>
          <table:table-cell office:value-type="float" office:value="12.8" calcext:value-type="float">
            <text:p>12.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orld.taobao.com/item/540844004233.htm?spm=a312a.7700714.0.0.JnBIJX" xlink:type="simple">https://world.taobao.com/item/540844004233.htm?spm=a312a.7700714.0.0.JnBIJX</text:a>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Y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s:HC-49V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<text:span text:style-name="T1"><text:a xlink:href="https://world.taobao.com/item/7867188339.htm?fromSite=main&amp;spm=a21f2.7918495.1000002.100.7fRWlQ" xlink:type="simple">https://world.taobao.com/item/7867188339.htm?fromSite=main&amp;spm=a21f2.7918495.1000002.100.7fRWlQ</text:a></text:span>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2">
          <table:table-cell table:number-columns-repeated="7"/>
          <table:table-cell table:style-name="ce2"/>
          <table:table-cell table:style-name="ce3"/>
          <table:table-cell table:style-name="ce4" table:number-columns-repeated="5"/>
          <table:table-cell table:style-name="ce5"/>
        </table:table-row>
      </table:table>
      <table:named-expressions/>
      <table:database-ranges>
        <table:database-range table:name="__Anonymous_Sheet_DB__0" table:target-range-address="wr2mul.A1:wr2mul.G31" table:display-filter-buttons="true">
          <table:filter>
            <table:filter-and>
              <table:filter-condition table:field-number="0" table:value="R9" table:operator="=">
                <table:filter-set-item table:value="R9"/>
                <table:filter-set-item table:value="R7"/>
                <table:filter-set-item table:value="R5"/>
                <table:filter-set-item table:value="R4"/>
                <table:filter-set-item table:value="R3"/>
                <table:filter-set-item table:value="R1"/>
                <table:filter-set-item table:value="R2"/>
                <table:filter-set-item table:value="R6"/>
              </table:filter-condition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">
      <number:currency-symbol number:language="zh" number:country="CN">¥</number:currency-symbol>
      <number:number number:decimal-places="2" loext:min-decimal-places="2" number:min-integer-digits="1" number:grouping="true"/>
    </number:currency-style>
    <number:number-style style:name="N117">
      <number:text>$</number:text>
      <number:number number:decimal-places="2" loext:min-decimal-places="2" number:min-integer-digits="1" number:grouping="true"/>
    </number:number-style>
    <number:percentage-style style:name="N118">
      <number:number number:decimal-places="1" loext:min-decimal-places="1" number:min-integer-digits="1"/>
      <number:text>%</number:text>
    </number:percentage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4" number:language="ja" number:country="JP">
      <number:hours/>
      <number:text>時</number:text>
      <number:minutes number:style="long"/>
      <number:text>分</number:text>
    </number:time-style>
    <number:time-style style:name="N10135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6" number:language="ja" number:country="JP">
      <number:year number:style="long"/>
      <number:text>年</number:text>
      <number:month number:style="long"/>
      <number:text>月</number:text>
    </number:date-style>
    <number:date-style style:name="N10137" number:language="ja" number:country="JP">
      <number:month number:style="long"/>
      <number:text>月</number:text>
      <number:day number:style="long"/>
      <number:text>日</number:text>
    </number:date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0" loext:min-decimal-places="0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ja" number:country="JP">
      <number:number number:decimal-places="2" loext:min-decimal-places="2" number:min-integer-digits="1" number:grouping="true"/>
    </number:number-style>
    <number:number-style style:name="N10141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5P0" style:volatile="true" number:language="ja" number:country="JP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2" style:volatile="true" number:language="ja" number:country="JP">
      <loext:fill-character> </loext:fill-character>
      <number:text>- </number:text>
    </number:number-style>
    <number:text-style style:name="N10145" number:language="ja" number:country="JP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ja" number:country="JP">
      <loext:text> ¥</loext:text>
      <loext:fill-character> </loext:fill-character>
      <number:text>- </number:text>
    </number:number-style>
    <number:text-style style:name="N10149" number:language="ja" number:country="JP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ja" number:country="JP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2" style:volatile="true" number:language="ja" number:country="JP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ja" number:country="JP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ja" number:country="JP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00/00/00</text:date>, <text:time style:data-style-name="N2" text:time-value="09:33:56.39154633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6T15:50:20.687057101</dc:date>
    <meta:editing-duration>PT15H48M7S</meta:editing-duration>
    <meta:editing-cycles>6</meta:editing-cycles>
    <meta:generator>LibreOffice/5.1.6.2$Linux_X86_64 LibreOffice_project/10m0$Build-2</meta:generator>
    <meta:document-statistic meta:table-count="1" meta:cell-count="142" meta:object-count="0"/>
  </office:meta>
</office:document-meta>
</file>